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7.74mm" svg:height="162.56mm" svg:x="80.17mm" svg:y="0mm">
            <draw:object draw:notify-on-update-of-ranges="Sheet1.A2:Sheet1.A51 Sheet1.B1:Sheet1.B1 Sheet1.B2:Sheet1.B51 Sheet1.A2:Sheet1.A51 Sheet1.C1:Sheet1.C1 Sheet1.C2:Sheet1.C51 Sheet1.A2:Sheet1.A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h </text:p>
          </table:table-cell>
          <table:table-cell office:value-type="string" calcext:value-type="string">
            <text:p><text:s/>central </text:p>
          </table:table-cell>
          <table:table-cell office:value-type="string" calcext:value-type="string">
            <text:p><text:s/>advance </text:p>
          </table:table-cell>
          <table:table-cell office:value-type="string" calcext:value-type="string">
            <text:p><text:s/>backwar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624622101" calcext:value-type="float">
            <text:p>0.47624622101</text:p>
          </table:table-cell>
          <table:table-cell office:value-type="float" office:value="1.952492442" calcext:value-type="float">
            <text:p>1.95249244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1468597118" calcext:value-type="float">
            <text:p>0.11468597118</text:p>
          </table:table-cell>
          <table:table-cell office:value-type="float" office:value="0.8085326553" calcext:value-type="float">
            <text:p>0.8085326553</text:p>
          </table:table-cell>
          <table:table-cell office:value-type="float" office:value="0.57916071294" calcext:value-type="float">
            <text:p>0.57916071294</text:p>
          </table:table-cell>
          <table:table-cell table:number-columns-repeated="1020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28404053239" calcext:value-type="float">
            <text:p>0.028404053239</text:p>
          </table:table-cell>
          <table:table-cell office:value-type="float" office:value="0.36996268755" calcext:value-type="float">
            <text:p>0.36996268755</text:p>
          </table:table-cell>
          <table:table-cell office:value-type="float" office:value="0.31315458107" calcext:value-type="float">
            <text:p>0.31315458107</text:p>
          </table:table-cell>
          <table:table-cell table:number-columns-repeated="1020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70843913447" calcext:value-type="float">
            <text:p>0.0070843913447</text:p>
          </table:table-cell>
          <table:table-cell office:value-type="float" office:value="0.17719833521" calcext:value-type="float">
            <text:p>0.17719833521</text:p>
          </table:table-cell>
          <table:table-cell office:value-type="float" office:value="0.16302955252" calcext:value-type="float">
            <text:p>0.16302955252</text:p>
          </table:table-cell>
          <table:table-cell table:number-columns-repeated="102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017700604116" calcext:value-type="float">
            <text:p>0.0017700604116</text:p>
          </table:table-cell>
          <table:table-cell office:value-type="float" office:value="0.086744022944" calcext:value-type="float">
            <text:p>0.086744022944</text:p>
          </table:table-cell>
          <table:table-cell office:value-type="float" office:value="0.083203902121" calcext:value-type="float">
            <text:p>0.083203902121</text:p>
          </table:table-cell>
          <table:table-cell table:number-columns-repeated="1020"/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0.00044245028648" calcext:value-type="float">
            <text:p>0.00044245028648</text:p>
          </table:table-cell>
          <table:table-cell office:value-type="float" office:value="0.042919060443" calcext:value-type="float">
            <text:p>0.042919060443</text:p>
          </table:table-cell>
          <table:table-cell office:value-type="float" office:value="0.04203415987" calcext:value-type="float">
            <text:p>0.04203415987</text:p>
          </table:table-cell>
          <table:table-cell table:number-columns-repeated="1020"/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00011060852094" calcext:value-type="float">
            <text:p>0.00011060852094</text:p>
          </table:table-cell>
          <table:table-cell office:value-type="float" office:value="0.021347617369" calcext:value-type="float">
            <text:p>0.021347617369</text:p>
          </table:table-cell>
          <table:table-cell office:value-type="float" office:value="0.021126400327" calcext:value-type="float">
            <text:p>0.021126400327</text:p>
          </table:table-cell>
          <table:table-cell table:number-columns-repeated="1020"/>
        </table:table-row>
        <table:table-row table:style-name="ro1">
          <table:table-cell office:value-type="float" office:value="0.0078125" calcext:value-type="float">
            <text:p>0.0078125</text:p>
          </table:table-cell>
          <table:table-cell office:value-type="float" office:value="0.000027651877086" calcext:value-type="float">
            <text:p>2.7651877086E-05</text:p>
          </table:table-cell>
          <table:table-cell office:value-type="float" office:value="0.010645994277" calcext:value-type="float">
            <text:p>0.010645994277</text:p>
          </table:table-cell>
          <table:table-cell office:value-type="float" office:value="0.010590690523" calcext:value-type="float">
            <text:p>0.010590690523</text:p>
          </table:table-cell>
          <table:table-cell table:number-columns-repeated="1020"/>
        </table:table-row>
        <table:table-row table:style-name="ro1">
          <table:table-cell office:value-type="float" office:value="0.00390625" calcext:value-type="float">
            <text:p>0.00390625</text:p>
          </table:table-cell>
          <table:table-cell office:value-type="float" office:value="0.0000069129534483" calcext:value-type="float">
            <text:p>6.9129534483E-06</text:p>
          </table:table-cell>
          <table:table-cell office:value-type="float" office:value="0.0053160639006" calcext:value-type="float">
            <text:p>0.0053160639006</text:p>
          </table:table-cell>
          <table:table-cell office:value-type="float" office:value="0.0053022379937" calcext:value-type="float">
            <text:p>0.0053022379937</text:p>
          </table:table-cell>
          <table:table-cell table:number-columns-repeated="1020"/>
        </table:table-row>
        <table:table-row table:style-name="ro1">
          <table:table-cell office:value-type="float" office:value="0.001953125" calcext:value-type="float">
            <text:p>0.001953125</text:p>
          </table:table-cell>
          <table:table-cell office:value-type="float" office:value="0.0000017282373608" calcext:value-type="float">
            <text:p>1.7282373608E-06</text:p>
          </table:table-cell>
          <table:table-cell office:value-type="float" office:value="0.0026563011794" calcext:value-type="float">
            <text:p>0.0026563011794</text:p>
          </table:table-cell>
          <table:table-cell office:value-type="float" office:value="0.0026528447046" calcext:value-type="float">
            <text:p>0.0026528447046</text:p>
          </table:table-cell>
          <table:table-cell table:number-columns-repeated="1020"/>
        </table:table-row>
        <table:table-row table:style-name="ro1">
          <table:table-cell office:value-type="float" office:value="0.0009765625" calcext:value-type="float">
            <text:p>0.0009765625</text:p>
          </table:table-cell>
          <table:table-cell office:value-type="float" office:value="0.00000043205916311" calcext:value-type="float">
            <text:p>4.3205916311E-07</text:p>
          </table:table-cell>
          <table:table-cell office:value-type="float" office:value="0.0013277182139" calcext:value-type="float">
            <text:p>0.0013277182139</text:p>
          </table:table-cell>
          <table:table-cell office:value-type="float" office:value="0.0013268540956" calcext:value-type="float">
            <text:p>0.0013268540956</text:p>
          </table:table-cell>
          <table:table-cell table:number-columns-repeated="1020"/>
        </table:table-row>
        <table:table-row table:style-name="ro1">
          <table:table-cell office:value-type="float" office:value="0.0004882812" calcext:value-type="float">
            <text:p>0.0004882812</text:p>
          </table:table-cell>
          <table:table-cell office:value-type="float" office:value="0.00000010801438632" calcext:value-type="float">
            <text:p>1.0801438632E-07</text:p>
          </table:table-cell>
          <table:table-cell office:value-type="float" office:value="0.00066375105241" calcext:value-type="float">
            <text:p>0.00066375105241</text:p>
          </table:table-cell>
          <table:table-cell office:value-type="float" office:value="0.00066353502364" calcext:value-type="float">
            <text:p>0.00066353502364</text:p>
          </table:table-cell>
          <table:table-cell table:number-columns-repeated="1020"/>
        </table:table-row>
        <table:table-row table:style-name="ro1">
          <table:table-cell office:value-type="float" office:value="0.0002441406" calcext:value-type="float">
            <text:p>0.0002441406</text:p>
          </table:table-cell>
          <table:table-cell office:value-type="float" office:value="0.000000027003874248" calcext:value-type="float">
            <text:p>2.7003874248E-08</text:p>
          </table:table-cell>
          <table:table-cell office:value-type="float" office:value="0.00033184851879" calcext:value-type="float">
            <text:p>0.00033184851879</text:p>
          </table:table-cell>
          <table:table-cell office:value-type="float" office:value="0.00033179451105" calcext:value-type="float">
            <text:p>0.00033179451105</text:p>
          </table:table-cell>
          <table:table-cell table:number-columns-repeated="1020"/>
        </table:table-row>
        <table:table-row table:style-name="ro1">
          <table:table-cell office:value-type="float" office:value="0.0001220703" calcext:value-type="float">
            <text:p>0.0001220703</text:p>
          </table:table-cell>
          <table:table-cell office:value-type="float" office:value="0.0000000067512462287" calcext:value-type="float">
            <text:p>6.7512462287E-09</text:p>
          </table:table-cell>
          <table:table-cell office:value-type="float" office:value="0.0001659175078" calcext:value-type="float">
            <text:p>0.0001659175078</text:p>
          </table:table-cell>
          <table:table-cell office:value-type="float" office:value="0.0001659040053" calcext:value-type="float">
            <text:p>0.0001659040053</text:p>
          </table:table-cell>
          <table:table-cell table:number-columns-repeated="1020"/>
        </table:table-row>
        <table:table-row table:style-name="ro1">
          <table:table-cell office:value-type="float" office:value="0.00006103516" calcext:value-type="float">
            <text:p>6.103516E-05</text:p>
          </table:table-cell>
          <table:table-cell office:value-type="float" office:value="0.0000000016889987187" calcext:value-type="float">
            <text:p>1.6889987187E-09</text:p>
          </table:table-cell>
          <table:table-cell office:value-type="float" office:value="0.000082957068183" calcext:value-type="float">
            <text:p>8.2957068183E-05</text:p>
          </table:table-cell>
          <table:table-cell office:value-type="float" office:value="0.000082953690186" calcext:value-type="float">
            <text:p>8.2953690186E-05</text:p>
          </table:table-cell>
          <table:table-cell table:number-columns-repeated="1020"/>
        </table:table-row>
        <table:table-row table:style-name="ro1">
          <table:table-cell office:value-type="float" office:value="0.00003051758" calcext:value-type="float">
            <text:p>3.051758E-05</text:p>
          </table:table-cell>
          <table:table-cell office:value-type="float" office:value="0.00000000041934411499" calcext:value-type="float">
            <text:p>4.1934411499E-10</text:p>
          </table:table-cell>
          <table:table-cell office:value-type="float" office:value="0.000041478114393" calcext:value-type="float">
            <text:p>4.1478114393E-05</text:p>
          </table:table-cell>
          <table:table-cell office:value-type="float" office:value="0.000041477275705" calcext:value-type="float">
            <text:p>4.1477275705E-05</text:p>
          </table:table-cell>
          <table:table-cell table:number-columns-repeated="1020"/>
        </table:table-row>
        <table:table-row table:style-name="ro1">
          <table:table-cell office:value-type="float" office:value="0.00001525879" calcext:value-type="float">
            <text:p>1.525879E-05</text:p>
          </table:table-cell>
          <table:table-cell office:value-type="float" office:value="0.00000000010647793758" calcext:value-type="float">
            <text:p>1.0647793758E-10</text:p>
          </table:table-cell>
          <table:table-cell office:value-type="float" office:value="0.000020738972192" calcext:value-type="float">
            <text:p>2.0738972192E-05</text:p>
          </table:table-cell>
          <table:table-cell office:value-type="float" office:value="0.000020738759237" calcext:value-type="float">
            <text:p>2.0738759237E-05</text:p>
          </table:table-cell>
          <table:table-cell table:number-columns-repeated="1020"/>
        </table:table-row>
        <table:table-row table:style-name="ro1">
          <table:table-cell office:value-type="float" office:value="0.000007629395" calcext:value-type="float">
            <text:p>7.629395E-06</text:p>
          </table:table-cell>
          <table:table-cell office:value-type="float" office:value="0.000000000019166446208" calcext:value-type="float">
            <text:p>1.9166446208E-11</text:p>
          </table:table-cell>
          <table:table-cell office:value-type="float" office:value="0.000010369452024" calcext:value-type="float">
            <text:p>1.0369452024E-05</text:p>
          </table:table-cell>
          <table:table-cell office:value-type="float" office:value="0.000010369413691" calcext:value-type="float">
            <text:p>1.0369413691E-05</text:p>
          </table:table-cell>
          <table:table-cell table:number-columns-repeated="1020"/>
        </table:table-row>
        <table:table-row table:style-name="ro1">
          <table:table-cell office:value-type="float" office:value="0.000003814697" calcext:value-type="float">
            <text:p>3.814697E-06</text:p>
          </table:table-cell>
          <table:table-cell office:value-type="float" office:value="0.0000000000099373842488" calcext:value-type="float">
            <text:p>9.9373842488E-12</text:p>
          </table:table-cell>
          <table:table-cell office:value-type="float" office:value="0.0000051847792508" calcext:value-type="float">
            <text:p>5.1847792508E-06</text:p>
          </table:table-cell>
          <table:table-cell office:value-type="float" office:value="0.0000051847991256" calcext:value-type="float">
            <text:p>5.1847991256E-06</text:p>
          </table:table-cell>
          <table:table-cell table:number-columns-repeated="1020"/>
        </table:table-row>
        <table:table-row table:style-name="ro1">
          <table:table-cell office:value-type="float" office:value="0.000001907349" calcext:value-type="float">
            <text:p>1.907349E-06</text:p>
          </table:table-cell>
          <table:table-cell office:value-type="float" office:value="0.0000000000099373842488" calcext:value-type="float">
            <text:p>9.9373842488E-12</text:p>
          </table:table-cell>
          <table:table-cell office:value-type="float" office:value="0.0000025924428644" calcext:value-type="float">
            <text:p>2.5924428644E-06</text:p>
          </table:table-cell>
          <table:table-cell office:value-type="float" office:value="0.0000025924627391" calcext:value-type="float">
            <text:p>2.5924627391E-06</text:p>
          </table:table-cell>
          <table:table-cell table:number-columns-repeated="1020"/>
        </table:table-row>
        <table:table-row table:style-name="ro1">
          <table:table-cell office:value-type="float" office:value="0.0000009536743" calcext:value-type="float">
            <text:p>9.536743E-07</text:p>
          </table:table-cell>
          <table:table-cell office:value-type="float" office:value="0.00000000012635270608" calcext:value-type="float">
            <text:p>1.2635270608E-10</text:p>
          </table:table-cell>
          <table:table-cell office:value-type="float" office:value="0.0000012962746712" calcext:value-type="float">
            <text:p>1.2962746712E-06</text:p>
          </table:table-cell>
          <table:table-cell office:value-type="float" office:value="0.0000012965273766" calcext:value-type="float">
            <text:p>1.2965273766E-06</text:p>
          </table:table-cell>
          <table:table-cell table:number-columns-repeated="1020"/>
        </table:table-row>
        <table:table-row table:style-name="ro1">
          <table:table-cell office:value-type="float" office:value="0.0000004768372" calcext:value-type="float">
            <text:p>4.768372E-07</text:p>
          </table:table-cell>
          <table:table-cell office:value-type="float" office:value="0.00000000012635270608" calcext:value-type="float">
            <text:p>1.2635270608E-10</text:p>
          </table:table-cell>
          <table:table-cell office:value-type="float" office:value="0.00000064853982051" calcext:value-type="float">
            <text:p>6.4853982051E-07</text:p>
          </table:table-cell>
          <table:table-cell office:value-type="float" office:value="0.00000064879252593" calcext:value-type="float">
            <text:p>6.4879252593E-07</text:p>
          </table:table-cell>
          <table:table-cell table:number-columns-repeated="1020"/>
        </table:table-row>
        <table:table-row table:style-name="ro1">
          <table:table-cell office:value-type="float" office:value="0.0000002384186" calcext:value-type="float">
            <text:p>2.384186E-07</text:p>
          </table:table-cell>
          <table:table-cell office:value-type="float" office:value="0.00000000033930858123" calcext:value-type="float">
            <text:p>3.3930858123E-10</text:p>
          </table:table-cell>
          <table:table-cell office:value-type="float" office:value="0.00000032537088712" calcext:value-type="float">
            <text:p>3.2537088712E-07</text:p>
          </table:table-cell>
          <table:table-cell office:value-type="float" office:value="0.00000032469226996" calcext:value-type="float">
            <text:p>3.2469226996E-07</text:p>
          </table:table-cell>
          <table:table-cell table:number-columns-repeated="1020"/>
        </table:table-row>
        <table:table-row table:style-name="ro1">
          <table:table-cell office:value-type="float" office:value="0.0000001192093" calcext:value-type="float">
            <text:p>1.192093E-07</text:p>
          </table:table-cell>
          <table:table-cell office:value-type="float" office:value="0.00000000059201399338" calcext:value-type="float">
            <text:p>5.9201399338E-10</text:p>
          </table:table-cell>
          <table:table-cell office:value-type="float" office:value="0.00000016332075914" calcext:value-type="float">
            <text:p>1.6332075914E-07</text:p>
          </table:table-cell>
          <table:table-cell office:value-type="float" office:value="0.00000016450478713" calcext:value-type="float">
            <text:p>1.6450478713E-07</text:p>
          </table:table-cell>
          <table:table-cell table:number-columns-repeated="1020"/>
        </table:table-row>
        <table:table-row table:style-name="ro1">
          <table:table-cell office:value-type="float" office:value="0.00000005960464" calcext:value-type="float">
            <text:p>5.960464E-08</text:p>
          </table:table-cell>
          <table:table-cell office:value-type="float" office:value="0.00000000059201399338" calcext:value-type="float">
            <text:p>5.9201399338E-10</text:p>
          </table:table-cell>
          <table:table-cell office:value-type="float" office:value="0.000000081364372573" calcext:value-type="float">
            <text:p>8.1364372573E-08</text:p>
          </table:table-cell>
          <table:table-cell office:value-type="float" office:value="0.00000008254840056" calcext:value-type="float">
            <text:p>8.254840056E-08</text:p>
          </table:table-cell>
          <table:table-cell table:number-columns-repeated="1020"/>
        </table:table-row>
        <table:table-row table:style-name="ro1">
          <table:table-cell office:value-type="float" office:value="0.00000002980232" calcext:value-type="float">
            <text:p>2.980232E-08</text:p>
          </table:table-cell>
          <table:table-cell office:value-type="float" office:value="0.00000000059201399338" calcext:value-type="float">
            <text:p>5.9201399338E-10</text:p>
          </table:table-cell>
          <table:table-cell office:value-type="float" office:value="0.000000051562050185" calcext:value-type="float">
            <text:p>5.1562050185E-08</text:p>
          </table:table-cell>
          <table:table-cell office:value-type="float" office:value="0.000000052746078172" calcext:value-type="float">
            <text:p>5.2746078172E-08</text:p>
          </table:table-cell>
          <table:table-cell table:number-columns-repeated="1020"/>
        </table:table-row>
        <table:table-row table:style-name="ro1">
          <table:table-cell office:value-type="float" office:value="0.00000001490116" calcext:value-type="float">
            <text:p>1.490116E-08</text:p>
          </table:table-cell>
          <table:table-cell office:value-type="float" office:value="0.0000000068585666035" calcext:value-type="float">
            <text:p>6.8585666035E-09</text:p>
          </table:table-cell>
          <table:table-cell office:value-type="float" office:value="0.000000036660888991" calcext:value-type="float">
            <text:p>3.6660888991E-08</text:p>
          </table:table-cell>
          <table:table-cell office:value-type="float" office:value="0.000000022943755784" calcext:value-type="float">
            <text:p>2.2943755784E-08</text:p>
          </table:table-cell>
          <table:table-cell table:number-columns-repeated="1020"/>
        </table:table-row>
        <table:table-row table:style-name="ro1">
          <table:table-cell office:value-type="float" office:value="0.000000007450581" calcext:value-type="float">
            <text:p>7.450581E-09</text:p>
          </table:table-cell>
          <table:table-cell office:value-type="float" office:value="0.0000000068585666035" calcext:value-type="float">
            <text:p>6.8585666035E-09</text:p>
          </table:table-cell>
          <table:table-cell office:value-type="float" office:value="0.000000036660888991" calcext:value-type="float">
            <text:p>3.6660888991E-08</text:p>
          </table:table-cell>
          <table:table-cell office:value-type="float" office:value="0.000000022943755784" calcext:value-type="float">
            <text:p>2.2943755784E-08</text:p>
          </table:table-cell>
          <table:table-cell table:number-columns-repeated="1020"/>
        </table:table-row>
        <table:table-row table:style-name="ro1">
          <table:table-cell office:value-type="float" office:value="0.00000000372529" calcext:value-type="float">
            <text:p>3.72529E-09</text:p>
          </table:table-cell>
          <table:table-cell office:value-type="float" office:value="0.000000022943755784" calcext:value-type="float">
            <text:p>2.2943755784E-08</text:p>
          </table:table-cell>
          <table:table-cell office:value-type="float" office:value="0.000000036660888991" calcext:value-type="float">
            <text:p>3.6660888991E-08</text:p>
          </table:table-cell>
          <table:table-cell office:value-type="float" office:value="0.00000008254840056" calcext:value-type="float">
            <text:p>8.254840056E-08</text:p>
          </table:table-cell>
          <table:table-cell table:number-columns-repeated="1020"/>
        </table:table-row>
        <table:table-row table:style-name="ro1">
          <table:table-cell office:value-type="float" office:value="0.000000001862645" calcext:value-type="float">
            <text:p>1.862645E-09</text:p>
          </table:table-cell>
          <table:table-cell office:value-type="float" office:value="0.000000036660888991" calcext:value-type="float">
            <text:p>3.6660888991E-08</text:p>
          </table:table-cell>
          <table:table-cell office:value-type="float" office:value="0.00000015587017854" calcext:value-type="float">
            <text:p>1.5587017854E-07</text:p>
          </table:table-cell>
          <table:table-cell office:value-type="float" office:value="0.00000008254840056" calcext:value-type="float">
            <text:p>8.254840056E-08</text:p>
          </table:table-cell>
          <table:table-cell table:number-columns-repeated="1020"/>
        </table:table-row>
        <table:table-row table:style-name="ro1">
          <table:table-cell office:value-type="float" office:value="0.0000000009313226" calcext:value-type="float">
            <text:p>9.313226E-10</text:p>
          </table:table-cell>
          <table:table-cell office:value-type="float" office:value="0.00000015587017854" calcext:value-type="float">
            <text:p>1.5587017854E-07</text:p>
          </table:table-cell>
          <table:table-cell office:value-type="float" office:value="0.00000039428875764" calcext:value-type="float">
            <text:p>3.9428875764E-07</text:p>
          </table:table-cell>
          <table:table-cell office:value-type="float" office:value="0.00000008254840056" calcext:value-type="float">
            <text:p>8.254840056E-08</text:p>
          </table:table-cell>
          <table:table-cell table:number-columns-repeated="1020"/>
        </table:table-row>
        <table:table-row table:style-name="ro1">
          <table:table-cell office:value-type="float" office:value="0.0000000004656613" calcext:value-type="float">
            <text:p>4.656613E-10</text:p>
          </table:table-cell>
          <table:table-cell table:number-columns-repeated="3" office:value-type="float" office:value="0.00000008254840056" calcext:value-type="float">
            <text:p>8.254840056E-08</text:p>
          </table:table-cell>
          <table:table-cell table:number-columns-repeated="1020"/>
        </table:table-row>
        <table:table-row table:style-name="ro1">
          <table:table-cell office:value-type="float" office:value="0.0000000002328306" calcext:value-type="float">
            <text:p>2.328306E-10</text:p>
          </table:table-cell>
          <table:table-cell office:value-type="float" office:value="0.00000008254840056" calcext:value-type="float">
            <text:p>8.254840056E-08</text:p>
          </table:table-cell>
          <table:table-cell office:value-type="float" office:value="0.00000087112591585" calcext:value-type="float">
            <text:p>8.7112591585E-07</text:p>
          </table:table-cell>
          <table:table-cell office:value-type="float" office:value="0.000001036222717" calcext:value-type="float">
            <text:p>1.036222717E-06</text:p>
          </table:table-cell>
          <table:table-cell table:number-columns-repeated="1020"/>
        </table:table-row>
        <table:table-row table:style-name="ro1">
          <table:table-cell office:value-type="float" office:value="0.0000000001164153" calcext:value-type="float">
            <text:p>1.164153E-10</text:p>
          </table:table-cell>
          <table:table-cell office:value-type="float" office:value="0.00000087112591585" calcext:value-type="float">
            <text:p>8.7112591585E-07</text:p>
          </table:table-cell>
          <table:table-cell office:value-type="float" office:value="0.0000027784745487" calcext:value-type="float">
            <text:p>2.7784745487E-06</text:p>
          </table:table-cell>
          <table:table-cell office:value-type="float" office:value="0.000001036222717" calcext:value-type="float">
            <text:p>1.036222717E-06</text:p>
          </table:table-cell>
          <table:table-cell table:number-columns-repeated="1020"/>
        </table:table-row>
        <table:table-row table:style-name="ro1">
          <table:table-cell office:value-type="float" office:value="0.00000000005820766" calcext:value-type="float">
            <text:p>5.820766E-11</text:p>
          </table:table-cell>
          <table:table-cell office:value-type="float" office:value="0.000001036222717" calcext:value-type="float">
            <text:p>1.036222717E-06</text:p>
          </table:table-cell>
          <table:table-cell office:value-type="float" office:value="0.0000027784745487" calcext:value-type="float">
            <text:p>2.7784745487E-06</text:p>
          </table:table-cell>
          <table:table-cell office:value-type="float" office:value="0.0000048509199826" calcext:value-type="float">
            <text:p>4.8509199826E-06</text:p>
          </table:table-cell>
          <table:table-cell table:number-columns-repeated="1020"/>
        </table:table-row>
        <table:table-row table:style-name="ro1">
          <table:table-cell office:value-type="float" office:value="0.00000000002910383" calcext:value-type="float">
            <text:p>2.910383E-11</text:p>
          </table:table-cell>
          <table:table-cell office:value-type="float" office:value="0.0000027784745487" calcext:value-type="float">
            <text:p>2.7784745487E-06</text:p>
          </table:table-cell>
          <table:table-cell office:value-type="float" office:value="0.00001040786908" calcext:value-type="float">
            <text:p>1.040786908E-05</text:p>
          </table:table-cell>
          <table:table-cell office:value-type="float" office:value="0.0000048509199826" calcext:value-type="float">
            <text:p>4.8509199826E-06</text:p>
          </table:table-cell>
          <table:table-cell table:number-columns-repeated="1020"/>
        </table:table-row>
        <table:table-row table:style-name="ro1">
          <table:table-cell office:value-type="float" office:value="0.00000000001455192" calcext:value-type="float">
            <text:p>1.455192E-11</text:p>
          </table:table-cell>
          <table:table-cell office:value-type="float" office:value="0.0000048509199826" calcext:value-type="float">
            <text:p>4.8509199826E-06</text:p>
          </table:table-cell>
          <table:table-cell office:value-type="float" office:value="0.00001040786908" calcext:value-type="float">
            <text:p>1.040786908E-05</text:p>
          </table:table-cell>
          <table:table-cell office:value-type="float" office:value="0.000020109709045" calcext:value-type="float">
            <text:p>2.0109709045E-05</text:p>
          </table:table-cell>
          <table:table-cell table:number-columns-repeated="1020"/>
        </table:table-row>
        <table:table-row table:style-name="ro1">
          <table:table-cell office:value-type="float" office:value="0.000000000007275958" calcext:value-type="float">
            <text:p>7.275958E-12</text:p>
          </table:table-cell>
          <table:table-cell office:value-type="float" office:value="0.00001040786908" calcext:value-type="float">
            <text:p>1.040786908E-05</text:p>
          </table:table-cell>
          <table:table-cell office:value-type="float" office:value="0.000040925447205" calcext:value-type="float">
            <text:p>4.0925447205E-05</text:p>
          </table:table-cell>
          <table:table-cell office:value-type="float" office:value="0.000020109709045" calcext:value-type="float">
            <text:p>2.0109709045E-05</text:p>
          </table:table-cell>
          <table:table-cell table:number-columns-repeated="1020"/>
        </table:table-row>
        <table:table-row table:style-name="ro1">
          <table:table-cell office:value-type="float" office:value="0.000000000003637979" calcext:value-type="float">
            <text:p>3.637979E-12</text:p>
          </table:table-cell>
          <table:table-cell table:number-columns-repeated="3" office:value-type="float" office:value="0.000020109709045" calcext:value-type="float">
            <text:p>2.0109709045E-05</text:p>
          </table:table-cell>
          <table:table-cell table:number-columns-repeated="1020"/>
        </table:table-row>
        <table:table-row table:style-name="ro1">
          <table:table-cell office:value-type="float" office:value="0.000000000001818989" calcext:value-type="float">
            <text:p>1.818989E-12</text:p>
          </table:table-cell>
          <table:table-cell table:number-columns-repeated="3" office:value-type="float" office:value="0.000020109709045" calcext:value-type="float">
            <text:p>2.0109709045E-05</text:p>
          </table:table-cell>
          <table:table-cell table:number-columns-repeated="1020"/>
        </table:table-row>
        <table:table-row table:style-name="ro1">
          <table:table-cell office:value-type="float" office:value="0.0000000000009094947" calcext:value-type="float">
            <text:p>9.094947E-13</text:p>
          </table:table-cell>
          <table:table-cell table:number-columns-repeated="3" office:value-type="float" office:value="0.000020109709045" calcext:value-type="float">
            <text:p>2.0109709045E-05</text:p>
          </table:table-cell>
          <table:table-cell table:number-columns-repeated="1020"/>
        </table:table-row>
        <table:table-row table:style-name="ro1">
          <table:table-cell office:value-type="float" office:value="0.0000000000004547474" calcext:value-type="float">
            <text:p>4.547474E-13</text:p>
          </table:table-cell>
          <table:table-cell office:value-type="float" office:value="0.000020109709045" calcext:value-type="float">
            <text:p>2.0109709045E-05</text:p>
          </table:table-cell>
          <table:table-cell office:value-type="float" office:value="0.00046817154095" calcext:value-type="float">
            <text:p>0.00046817154095</text:p>
          </table:table-cell>
          <table:table-cell office:value-type="float" office:value="0.00050839095905" calcext:value-type="float">
            <text:p>0.00050839095905</text:p>
          </table:table-cell>
          <table:table-cell table:number-columns-repeated="1020"/>
        </table:table-row>
        <table:table-row table:style-name="ro1">
          <table:table-cell office:value-type="float" office:value="0.0000000000002273737" calcext:value-type="float">
            <text:p>2.273737E-13</text:p>
          </table:table-cell>
          <table:table-cell office:value-type="float" office:value="0.00050839095905" calcext:value-type="float">
            <text:p>0.00050839095905</text:p>
          </table:table-cell>
          <table:table-cell office:value-type="float" office:value="0.00046817154095" calcext:value-type="float">
            <text:p>0.00046817154095</text:p>
          </table:table-cell>
          <table:table-cell office:value-type="float" office:value="0.001484953459" calcext:value-type="float">
            <text:p>0.001484953459</text:p>
          </table:table-cell>
          <table:table-cell table:number-columns-repeated="1020"/>
        </table:table-row>
        <table:table-row table:style-name="ro1">
          <table:table-cell office:value-type="float" office:value="0.0000000000001136868" calcext:value-type="float">
            <text:p>1.136868E-13</text:p>
          </table:table-cell>
          <table:table-cell table:number-columns-repeated="3" office:value-type="float" office:value="0.00046817154095" calcext:value-type="float">
            <text:p>0.00046817154095</text:p>
          </table:table-cell>
          <table:table-cell table:number-columns-repeated="1020"/>
        </table:table-row>
        <table:table-row table:style-name="ro1">
          <table:table-cell office:value-type="float" office:value="0.00000000000005684342" calcext:value-type="float">
            <text:p>5.684342E-14</text:p>
          </table:table-cell>
          <table:table-cell table:number-columns-repeated="3" office:value-type="float" office:value="0.00046817154095" calcext:value-type="float">
            <text:p>0.00046817154095</text:p>
          </table:table-cell>
          <table:table-cell table:number-columns-repeated="1020"/>
        </table:table-row>
        <table:table-row table:style-name="ro1">
          <table:table-cell office:value-type="float" office:value="0.00000000000002842171" calcext:value-type="float">
            <text:p>2.842171E-14</text:p>
          </table:table-cell>
          <table:table-cell table:number-columns-repeated="3" office:value-type="float" office:value="0.00046817154095" calcext:value-type="float">
            <text:p>0.00046817154095</text:p>
          </table:table-cell>
          <table:table-cell table:number-columns-repeated="1020"/>
        </table:table-row>
        <table:table-row table:style-name="ro1">
          <table:table-cell office:value-type="float" office:value="0.00000000000001421085" calcext:value-type="float">
            <text:p>1.421085E-14</text:p>
          </table:table-cell>
          <table:table-cell table:number-columns-repeated="3" office:value-type="float" office:value="0.00046817154095" calcext:value-type="float">
            <text:p>0.00046817154095</text:p>
          </table:table-cell>
          <table:table-cell table:number-columns-repeated="1020"/>
        </table:table-row>
        <table:table-row table:style-name="ro1">
          <table:table-cell office:value-type="float" office:value="7.105427E-015" calcext:value-type="float">
            <text:p>7.105427E-15</text:p>
          </table:table-cell>
          <table:table-cell office:value-type="float" office:value="0.00046817154095" calcext:value-type="float">
            <text:p>0.00046817154095</text:p>
          </table:table-cell>
          <table:table-cell office:value-type="float" office:value="0.031718171541" calcext:value-type="float">
            <text:p>0.031718171541</text:p>
          </table:table-cell>
          <table:table-cell office:value-type="float" office:value="0.030781828459" calcext:value-type="float">
            <text:p>0.030781828459</text:p>
          </table:table-cell>
          <table:table-cell table:number-columns-repeated="1020"/>
        </table:table-row>
        <table:table-row table:style-name="ro1">
          <table:table-cell office:value-type="float" office:value="3.552714E-015" calcext:value-type="float">
            <text:p>3.552714E-15</text:p>
          </table:table-cell>
          <table:table-cell office:value-type="float" office:value="0.030781828459" calcext:value-type="float">
            <text:p>0.030781828459</text:p>
          </table:table-cell>
          <table:table-cell office:value-type="float" office:value="0.031718171541" calcext:value-type="float">
            <text:p>0.031718171541</text:p>
          </table:table-cell>
          <table:table-cell office:value-type="float" office:value="0.093281828459" calcext:value-type="float">
            <text:p>0.093281828459</text:p>
          </table:table-cell>
          <table:table-cell table:number-columns-repeated="1020"/>
        </table:table-row>
        <table:table-row table:style-name="ro1">
          <table:table-cell office:value-type="float" office:value="1.776357E-015" calcext:value-type="float">
            <text:p>1.776357E-15</text:p>
          </table:table-cell>
          <table:table-cell table:number-columns-repeated="3" office:value-type="float" office:value="0.031718171541" calcext:value-type="float">
            <text:p>0.031718171541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Noto Sans CJK JP Regular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4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00/00/00</text:date>, <text:time style:data-style-name="N2" text:time-value="12:44:02.62026567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2:30:12.398473098</meta:creation-date>
    <dc:date>2019-06-21T12:52:38.785362690</dc:date>
    <meta:editing-duration>PT10M39S</meta:editing-duration>
    <meta:editing-cycles>2</meta:editing-cycles>
    <meta:generator>LibreOffice/6.0.7.3$Linux_X86_64 LibreOffice_project/00m0$Build-3</meta:generator>
    <meta:document-statistic meta:table-count="1" meta:cell-count="2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3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13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3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3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775cm" svg:height="16.257cm" xlink:href=".." xlink:type="simple" chart:class="chart:scatter" chart:style-name="ch1">
        <chart:subtitle svg:x="0cm" svg:y="0cm" chart:style-name="ch2">
          <text:p/>
        </chart:subtitle>
        <chart:legend chart:legend-position="end" svg:x="26.459cm" svg:y="7.331cm" style:legend-expansion="high" chart:style-name="ch3"/>
        <chart:plot-area chart:style-name="ch4" table:cell-range-address="Sheet1.A2:Sheet1.D51 Sheet1.B1:Sheet1.D1" chart:data-source-has-labels="row" svg:x="2.155cm" svg:y="0.389cm" svg:width="20.816cm" svg:height="14.924cm">
          <chartooo:coordinate-region svg:x="4.443cm" svg:y="0.588cm" svg:width="17.508cm" svg:height="14.078cm"/>
          <chart:axis chart:dimension="x" chart:name="primary-x" chart:style-name="ch5"/>
          <chart:axis chart:dimension="y" chart:name="primary-y" chart:style-name="ch5"/>
          <chart:series chart:style-name="ch6" chart:values-cell-range-address="Sheet1.B2:Sheet1.B51" chart:label-cell-address="Sheet1.B1:Sheet1.B1" chart:class="chart:scatter">
            <chart:domain table:cell-range-address="Sheet1.A2:Sheet1.A51"/>
            <chart:data-point chart:repeated="50"/>
          </chart:series>
          <chart:series chart:style-name="ch7" chart:values-cell-range-address="Sheet1.C2:Sheet1.C51" chart:label-cell-address="Sheet1.C1:Sheet1.C1" chart:class="chart:scatter">
            <chart:data-point chart:repeated="50"/>
          </chart:series>
          <chart:series chart:style-name="ch8" chart:values-cell-range-address="Sheet1.D2:Sheet1.D51" chart:label-cell-address="Sheet1.D1:Sheet1.D1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 central </text:p>
                <draw:g>
                  <svg:desc>Sheet1.B1:Sheet1.B1</svg:desc>
                </draw:g>
              </table:table-cell>
              <table:table-cell office:value-type="string">
                <text:p> advance </text:p>
                <draw:g>
                  <svg:desc>Sheet1.C1:Sheet1.C1</svg:desc>
                </draw:g>
              </table:table-cell>
              <table:table-cell office:value-type="string">
                <text:p> backwar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0.47624622101">
                <text:p>0.47624622101</text:p>
                <draw:g>
                  <svg:desc>Sheet1.B2:Sheet1.B51</svg:desc>
                </draw:g>
              </table:table-cell>
              <table:table-cell office:value-type="float" office:value="1.952492442">
                <text:p>1.952492442</text:p>
                <draw:g>
                  <svg:desc>Sheet1.C2:Sheet1.C51</svg:desc>
                </draw:g>
              </table:table-cell>
              <table:table-cell office:value-type="float" office:value="1">
                <text:p>1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11468597118">
                <text:p>0.11468597118</text:p>
              </table:table-cell>
              <table:table-cell office:value-type="float" office:value="0.8085326553">
                <text:p>0.8085326553</text:p>
              </table:table-cell>
              <table:table-cell office:value-type="float" office:value="0.57916071294">
                <text:p>0.57916071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028404053239">
                <text:p>0.028404053239</text:p>
              </table:table-cell>
              <table:table-cell office:value-type="float" office:value="0.36996268755">
                <text:p>0.36996268755</text:p>
              </table:table-cell>
              <table:table-cell office:value-type="float" office:value="0.31315458107">
                <text:p>0.31315458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0.0070843913447">
                <text:p>0.0070843913447</text:p>
              </table:table-cell>
              <table:table-cell office:value-type="float" office:value="0.17719833521">
                <text:p>0.17719833521</text:p>
              </table:table-cell>
              <table:table-cell office:value-type="float" office:value="0.16302955252">
                <text:p>0.16302955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25">
                <text:p>0.0625</text:p>
              </table:table-cell>
              <table:table-cell office:value-type="float" office:value="0.0017700604116">
                <text:p>0.0017700604116</text:p>
              </table:table-cell>
              <table:table-cell office:value-type="float" office:value="0.086744022944">
                <text:p>0.086744022944</text:p>
              </table:table-cell>
              <table:table-cell office:value-type="float" office:value="0.083203902121">
                <text:p>0.083203902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125">
                <text:p>0.03125</text:p>
              </table:table-cell>
              <table:table-cell office:value-type="float" office:value="0.00044245028648">
                <text:p>0.00044245028648</text:p>
              </table:table-cell>
              <table:table-cell office:value-type="float" office:value="0.042919060443">
                <text:p>0.042919060443</text:p>
              </table:table-cell>
              <table:table-cell office:value-type="float" office:value="0.04203415987">
                <text:p>0.04203415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625">
                <text:p>0.015625</text:p>
              </table:table-cell>
              <table:table-cell office:value-type="float" office:value="0.00011060852094">
                <text:p>0.00011060852094</text:p>
              </table:table-cell>
              <table:table-cell office:value-type="float" office:value="0.021347617369">
                <text:p>0.021347617369</text:p>
              </table:table-cell>
              <table:table-cell office:value-type="float" office:value="0.021126400327">
                <text:p>0.021126400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0027651877086">
                <text:p>0.000027651877086</text:p>
              </table:table-cell>
              <table:table-cell office:value-type="float" office:value="0.010645994277">
                <text:p>0.010645994277</text:p>
              </table:table-cell>
              <table:table-cell office:value-type="float" office:value="0.010590690523">
                <text:p>0.010590690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00069129534483">
                <text:p>0.0000069129534483</text:p>
              </table:table-cell>
              <table:table-cell office:value-type="float" office:value="0.0053160639006">
                <text:p>0.0053160639006</text:p>
              </table:table-cell>
              <table:table-cell office:value-type="float" office:value="0.0053022379937">
                <text:p>0.0053022379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017282373608">
                <text:p>0.0000017282373608</text:p>
              </table:table-cell>
              <table:table-cell office:value-type="float" office:value="0.0026563011794">
                <text:p>0.0026563011794</text:p>
              </table:table-cell>
              <table:table-cell office:value-type="float" office:value="0.0026528447046">
                <text:p>0.0026528447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000043205916311">
                <text:p>0.00000043205916311</text:p>
              </table:table-cell>
              <table:table-cell office:value-type="float" office:value="0.0013277182139">
                <text:p>0.0013277182139</text:p>
              </table:table-cell>
              <table:table-cell office:value-type="float" office:value="0.0013268540956">
                <text:p>0.0013268540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4882812">
                <text:p>0.0004882812</text:p>
              </table:table-cell>
              <table:table-cell office:value-type="float" office:value="0.00000010801438632">
                <text:p>0.00000010801438632</text:p>
              </table:table-cell>
              <table:table-cell office:value-type="float" office:value="0.00066375105241">
                <text:p>0.00066375105241</text:p>
              </table:table-cell>
              <table:table-cell office:value-type="float" office:value="0.00066353502364">
                <text:p>0.00066353502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441406">
                <text:p>0.0002441406</text:p>
              </table:table-cell>
              <table:table-cell office:value-type="float" office:value="0.000000027003874248">
                <text:p>0.000000027003874248</text:p>
              </table:table-cell>
              <table:table-cell office:value-type="float" office:value="0.00033184851879">
                <text:p>0.00033184851879</text:p>
              </table:table-cell>
              <table:table-cell office:value-type="float" office:value="0.00033179451105">
                <text:p>0.00033179451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220703">
                <text:p>0.0001220703</text:p>
              </table:table-cell>
              <table:table-cell office:value-type="float" office:value="0.0000000067512462287">
                <text:p>0.0000000067512462287</text:p>
              </table:table-cell>
              <table:table-cell office:value-type="float" office:value="0.0001659175078">
                <text:p>0.0001659175078</text:p>
              </table:table-cell>
              <table:table-cell office:value-type="float" office:value="0.0001659040053">
                <text:p>0.00016590400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6103516">
                <text:p>0.00006103516</text:p>
              </table:table-cell>
              <table:table-cell office:value-type="float" office:value="0.0000000016889987187">
                <text:p>0.0000000016889987187</text:p>
              </table:table-cell>
              <table:table-cell office:value-type="float" office:value="0.000082957068183">
                <text:p>0.000082957068183</text:p>
              </table:table-cell>
              <table:table-cell office:value-type="float" office:value="0.000082953690186">
                <text:p>0.0000829536901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3051758">
                <text:p>0.00003051758</text:p>
              </table:table-cell>
              <table:table-cell office:value-type="float" office:value="0.00000000041934411499">
                <text:p>0.00000000041934411499</text:p>
              </table:table-cell>
              <table:table-cell office:value-type="float" office:value="0.000041478114393">
                <text:p>0.000041478114393</text:p>
              </table:table-cell>
              <table:table-cell office:value-type="float" office:value="0.000041477275705">
                <text:p>0.0000414772757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1525879">
                <text:p>0.00001525879</text:p>
              </table:table-cell>
              <table:table-cell office:value-type="float" office:value="0.00000000010647793758">
                <text:p>0.00000000010647793758</text:p>
              </table:table-cell>
              <table:table-cell office:value-type="float" office:value="0.000020738972192">
                <text:p>0.000020738972192</text:p>
              </table:table-cell>
              <table:table-cell office:value-type="float" office:value="0.000020738759237">
                <text:p>0.000020738759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7629395">
                <text:p>0.000007629395</text:p>
              </table:table-cell>
              <table:table-cell office:value-type="float" office:value="0.000000000019166446208">
                <text:p>0.000000000019166446208</text:p>
              </table:table-cell>
              <table:table-cell office:value-type="float" office:value="0.000010369452024">
                <text:p>0.000010369452024</text:p>
              </table:table-cell>
              <table:table-cell office:value-type="float" office:value="0.000010369413691">
                <text:p>0.000010369413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3814697">
                <text:p>0.000003814697</text:p>
              </table:table-cell>
              <table:table-cell office:value-type="float" office:value="0.0000000000099373842488">
                <text:p>0.0000000000099373842488</text:p>
              </table:table-cell>
              <table:table-cell office:value-type="float" office:value="0.0000051847792508">
                <text:p>0.0000051847792508</text:p>
              </table:table-cell>
              <table:table-cell office:value-type="float" office:value="0.0000051847991256">
                <text:p>0.0000051847991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1907349">
                <text:p>0.000001907349</text:p>
              </table:table-cell>
              <table:table-cell office:value-type="float" office:value="0.0000000000099373842488">
                <text:p>0.0000000000099373842488</text:p>
              </table:table-cell>
              <table:table-cell office:value-type="float" office:value="0.0000025924428644">
                <text:p>0.0000025924428644</text:p>
              </table:table-cell>
              <table:table-cell office:value-type="float" office:value="0.0000025924627391">
                <text:p>0.00000259246273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9536743">
                <text:p>0.0000009536743</text:p>
              </table:table-cell>
              <table:table-cell office:value-type="float" office:value="0.00000000012635270608">
                <text:p>0.00000000012635270608</text:p>
              </table:table-cell>
              <table:table-cell office:value-type="float" office:value="0.0000012962746712">
                <text:p>0.0000012962746712</text:p>
              </table:table-cell>
              <table:table-cell office:value-type="float" office:value="0.0000012965273766">
                <text:p>0.00000129652737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4768372">
                <text:p>0.0000004768372</text:p>
              </table:table-cell>
              <table:table-cell office:value-type="float" office:value="0.00000000012635270608">
                <text:p>0.00000000012635270608</text:p>
              </table:table-cell>
              <table:table-cell office:value-type="float" office:value="0.00000064853982051">
                <text:p>0.00000064853982051</text:p>
              </table:table-cell>
              <table:table-cell office:value-type="float" office:value="0.00000064879252593">
                <text:p>0.000000648792525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2384186">
                <text:p>0.0000002384186</text:p>
              </table:table-cell>
              <table:table-cell office:value-type="float" office:value="0.00000000033930858123">
                <text:p>0.00000000033930858123</text:p>
              </table:table-cell>
              <table:table-cell office:value-type="float" office:value="0.00000032537088712">
                <text:p>0.00000032537088712</text:p>
              </table:table-cell>
              <table:table-cell office:value-type="float" office:value="0.00000032469226996">
                <text:p>0.00000032469226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1192093">
                <text:p>0.0000001192093</text:p>
              </table:table-cell>
              <table:table-cell office:value-type="float" office:value="0.00000000059201399338">
                <text:p>0.00000000059201399338</text:p>
              </table:table-cell>
              <table:table-cell office:value-type="float" office:value="0.00000016332075914">
                <text:p>0.00000016332075914</text:p>
              </table:table-cell>
              <table:table-cell office:value-type="float" office:value="0.00000016450478713">
                <text:p>0.000000164504787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5960464">
                <text:p>0.00000005960464</text:p>
              </table:table-cell>
              <table:table-cell office:value-type="float" office:value="0.00000000059201399338">
                <text:p>0.00000000059201399338</text:p>
              </table:table-cell>
              <table:table-cell office:value-type="float" office:value="0.000000081364372573">
                <text:p>0.000000081364372573</text:p>
              </table:table-cell>
              <table:table-cell office:value-type="float" office:value="0.00000008254840056">
                <text:p>0.000000082548400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2980232">
                <text:p>0.00000002980232</text:p>
              </table:table-cell>
              <table:table-cell office:value-type="float" office:value="0.00000000059201399338">
                <text:p>0.00000000059201399338</text:p>
              </table:table-cell>
              <table:table-cell office:value-type="float" office:value="0.000000051562050185">
                <text:p>0.000000051562050185</text:p>
              </table:table-cell>
              <table:table-cell office:value-type="float" office:value="0.000000052746078172">
                <text:p>0.0000000527460781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01490116">
                <text:p>0.00000001490116</text:p>
              </table:table-cell>
              <table:table-cell office:value-type="float" office:value="0.0000000068585666035">
                <text:p>0.0000000068585666035</text:p>
              </table:table-cell>
              <table:table-cell office:value-type="float" office:value="0.000000036660888991">
                <text:p>0.000000036660888991</text:p>
              </table:table-cell>
              <table:table-cell office:value-type="float" office:value="0.000000022943755784">
                <text:p>0.0000000229437557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007450581">
                <text:p>0.000000007450581</text:p>
              </table:table-cell>
              <table:table-cell office:value-type="float" office:value="0.0000000068585666035">
                <text:p>0.0000000068585666035</text:p>
              </table:table-cell>
              <table:table-cell office:value-type="float" office:value="0.000000036660888991">
                <text:p>0.000000036660888991</text:p>
              </table:table-cell>
              <table:table-cell office:value-type="float" office:value="0.000000022943755784">
                <text:p>0.0000000229437557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0372529">
                <text:p>0.00000000372529</text:p>
              </table:table-cell>
              <table:table-cell office:value-type="float" office:value="0.000000022943755784">
                <text:p>0.000000022943755784</text:p>
              </table:table-cell>
              <table:table-cell office:value-type="float" office:value="0.000000036660888991">
                <text:p>0.000000036660888991</text:p>
              </table:table-cell>
              <table:table-cell office:value-type="float" office:value="0.00000008254840056">
                <text:p>0.00000008254840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01862645">
                <text:p>0.000000001862645</text:p>
              </table:table-cell>
              <table:table-cell office:value-type="float" office:value="0.000000036660888991">
                <text:p>0.000000036660888991</text:p>
              </table:table-cell>
              <table:table-cell office:value-type="float" office:value="0.00000015587017854">
                <text:p>0.00000015587017854</text:p>
              </table:table-cell>
              <table:table-cell office:value-type="float" office:value="0.00000008254840056">
                <text:p>0.000000082548400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009313226">
                <text:p>0.0000000009313226</text:p>
              </table:table-cell>
              <table:table-cell office:value-type="float" office:value="0.00000015587017854">
                <text:p>0.00000015587017854</text:p>
              </table:table-cell>
              <table:table-cell office:value-type="float" office:value="0.00000039428875764">
                <text:p>0.00000039428875764</text:p>
              </table:table-cell>
              <table:table-cell office:value-type="float" office:value="0.00000008254840056">
                <text:p>0.00000008254840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0004656613">
                <text:p>0.0000000004656613</text:p>
              </table:table-cell>
              <table:table-cell office:value-type="float" office:value="0.00000008254840056">
                <text:p>0.00000008254840056</text:p>
              </table:table-cell>
              <table:table-cell office:value-type="float" office:value="0.00000008254840056">
                <text:p>0.00000008254840056</text:p>
              </table:table-cell>
              <table:table-cell office:value-type="float" office:value="0.00000008254840056">
                <text:p>0.00000008254840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0002328306">
                <text:p>0.0000000002328306</text:p>
              </table:table-cell>
              <table:table-cell office:value-type="float" office:value="0.00000008254840056">
                <text:p>0.00000008254840056</text:p>
              </table:table-cell>
              <table:table-cell office:value-type="float" office:value="0.00000087112591585">
                <text:p>0.00000087112591585</text:p>
              </table:table-cell>
              <table:table-cell office:value-type="float" office:value="0.000001036222717">
                <text:p>0.0000010362227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0001164153">
                <text:p>0.0000000001164153</text:p>
              </table:table-cell>
              <table:table-cell office:value-type="float" office:value="0.00000087112591585">
                <text:p>0.00000087112591585</text:p>
              </table:table-cell>
              <table:table-cell office:value-type="float" office:value="0.0000027784745487">
                <text:p>0.0000027784745487</text:p>
              </table:table-cell>
              <table:table-cell office:value-type="float" office:value="0.000001036222717">
                <text:p>0.0000010362227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00005820766">
                <text:p>0.00000000005820766</text:p>
              </table:table-cell>
              <table:table-cell office:value-type="float" office:value="0.000001036222717">
                <text:p>0.000001036222717</text:p>
              </table:table-cell>
              <table:table-cell office:value-type="float" office:value="0.0000027784745487">
                <text:p>0.0000027784745487</text:p>
              </table:table-cell>
              <table:table-cell office:value-type="float" office:value="0.0000048509199826">
                <text:p>0.0000048509199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0002910383">
                <text:p>0.00000000002910383</text:p>
              </table:table-cell>
              <table:table-cell office:value-type="float" office:value="0.0000027784745487">
                <text:p>0.0000027784745487</text:p>
              </table:table-cell>
              <table:table-cell office:value-type="float" office:value="0.00001040786908">
                <text:p>0.00001040786908</text:p>
              </table:table-cell>
              <table:table-cell office:value-type="float" office:value="0.0000048509199826">
                <text:p>0.00000485091998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001455192">
                <text:p>0.00000000001455192</text:p>
              </table:table-cell>
              <table:table-cell office:value-type="float" office:value="0.0000048509199826">
                <text:p>0.0000048509199826</text:p>
              </table:table-cell>
              <table:table-cell office:value-type="float" office:value="0.00001040786908">
                <text:p>0.00001040786908</text:p>
              </table:table-cell>
              <table:table-cell office:value-type="float" office:value="0.000020109709045">
                <text:p>0.0000201097090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00007275958">
                <text:p>0.000000000007275958</text:p>
              </table:table-cell>
              <table:table-cell office:value-type="float" office:value="0.00001040786908">
                <text:p>0.00001040786908</text:p>
              </table:table-cell>
              <table:table-cell office:value-type="float" office:value="0.000040925447205">
                <text:p>0.000040925447205</text:p>
              </table:table-cell>
              <table:table-cell office:value-type="float" office:value="0.000020109709045">
                <text:p>0.0000201097090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0003637979">
                <text:p>0.000000000003637979</text:p>
              </table:table-cell>
              <table:table-cell office:value-type="float" office:value="0.000020109709045">
                <text:p>0.000020109709045</text:p>
              </table:table-cell>
              <table:table-cell office:value-type="float" office:value="0.000020109709045">
                <text:p>0.000020109709045</text:p>
              </table:table-cell>
              <table:table-cell office:value-type="float" office:value="0.000020109709045">
                <text:p>0.0000201097090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00001818989">
                <text:p>0.000000000001818989</text:p>
              </table:table-cell>
              <table:table-cell office:value-type="float" office:value="0.000020109709045">
                <text:p>0.000020109709045</text:p>
              </table:table-cell>
              <table:table-cell office:value-type="float" office:value="0.000020109709045">
                <text:p>0.000020109709045</text:p>
              </table:table-cell>
              <table:table-cell office:value-type="float" office:value="0.000020109709045">
                <text:p>0.000020109709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000009094947">
                <text:p>0.0000000000009094947</text:p>
              </table:table-cell>
              <table:table-cell office:value-type="float" office:value="0.000020109709045">
                <text:p>0.000020109709045</text:p>
              </table:table-cell>
              <table:table-cell office:value-type="float" office:value="0.000020109709045">
                <text:p>0.000020109709045</text:p>
              </table:table-cell>
              <table:table-cell office:value-type="float" office:value="0.000020109709045">
                <text:p>0.0000201097090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000004547474">
                <text:p>0.0000000000004547474</text:p>
              </table:table-cell>
              <table:table-cell office:value-type="float" office:value="0.000020109709045">
                <text:p>0.000020109709045</text:p>
              </table:table-cell>
              <table:table-cell office:value-type="float" office:value="0.00046817154095">
                <text:p>0.00046817154095</text:p>
              </table:table-cell>
              <table:table-cell office:value-type="float" office:value="0.00050839095905">
                <text:p>0.00050839095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0000002273737">
                <text:p>0.0000000000002273737</text:p>
              </table:table-cell>
              <table:table-cell office:value-type="float" office:value="0.00050839095905">
                <text:p>0.00050839095905</text:p>
              </table:table-cell>
              <table:table-cell office:value-type="float" office:value="0.00046817154095">
                <text:p>0.00046817154095</text:p>
              </table:table-cell>
              <table:table-cell office:value-type="float" office:value="0.001484953459">
                <text:p>0.0014849534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0000001136868">
                <text:p>0.0000000000001136868</text:p>
              </table:table-cell>
              <table:table-cell office:value-type="float" office:value="0.00046817154095">
                <text:p>0.00046817154095</text:p>
              </table:table-cell>
              <table:table-cell office:value-type="float" office:value="0.00046817154095">
                <text:p>0.00046817154095</text:p>
              </table:table-cell>
              <table:table-cell office:value-type="float" office:value="0.00046817154095">
                <text:p>0.000468171540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00000005684342">
                <text:p>0.00000000000005684342</text:p>
              </table:table-cell>
              <table:table-cell office:value-type="float" office:value="0.00046817154095">
                <text:p>0.00046817154095</text:p>
              </table:table-cell>
              <table:table-cell office:value-type="float" office:value="0.00046817154095">
                <text:p>0.00046817154095</text:p>
              </table:table-cell>
              <table:table-cell office:value-type="float" office:value="0.00046817154095">
                <text:p>0.000468171540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00000002842171">
                <text:p>0.00000000000002842171</text:p>
              </table:table-cell>
              <table:table-cell office:value-type="float" office:value="0.00046817154095">
                <text:p>0.00046817154095</text:p>
              </table:table-cell>
              <table:table-cell office:value-type="float" office:value="0.00046817154095">
                <text:p>0.00046817154095</text:p>
              </table:table-cell>
              <table:table-cell office:value-type="float" office:value="0.00046817154095">
                <text:p>0.000468171540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00000001421085">
                <text:p>0.00000000000001421085</text:p>
              </table:table-cell>
              <table:table-cell office:value-type="float" office:value="0.00046817154095">
                <text:p>0.00046817154095</text:p>
              </table:table-cell>
              <table:table-cell office:value-type="float" office:value="0.00046817154095">
                <text:p>0.00046817154095</text:p>
              </table:table-cell>
              <table:table-cell office:value-type="float" office:value="0.00046817154095">
                <text:p>0.000468171540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105427E-015">
                <text:p>7.105427E-015</text:p>
              </table:table-cell>
              <table:table-cell office:value-type="float" office:value="0.00046817154095">
                <text:p>0.00046817154095</text:p>
              </table:table-cell>
              <table:table-cell office:value-type="float" office:value="0.031718171541">
                <text:p>0.031718171541</text:p>
              </table:table-cell>
              <table:table-cell office:value-type="float" office:value="0.030781828459">
                <text:p>0.0307818284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552714E-015">
                <text:p>3.552714E-015</text:p>
              </table:table-cell>
              <table:table-cell office:value-type="float" office:value="0.030781828459">
                <text:p>0.030781828459</text:p>
              </table:table-cell>
              <table:table-cell office:value-type="float" office:value="0.031718171541">
                <text:p>0.031718171541</text:p>
              </table:table-cell>
              <table:table-cell office:value-type="float" office:value="0.093281828459">
                <text:p>0.0932818284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76357E-015">
                <text:p>1.776357E-015</text:p>
              </table:table-cell>
              <table:table-cell office:value-type="float" office:value="0.031718171541">
                <text:p>0.031718171541</text:p>
              </table:table-cell>
              <table:table-cell office:value-type="float" office:value="0.031718171541">
                <text:p>0.031718171541</text:p>
              </table:table-cell>
              <table:table-cell office:value-type="float" office:value="0.031718171541">
                <text:p>0.031718171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